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 fo:background-color="#FFFFFF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T11" style:parent-style-name="DefaultParagraphFont" style:family="text">
      <style:text-properties fo:font-size="14pt" style:font-size-asian="14pt" style:font-size-complex="14pt"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font-size="14pt" style:font-size-asian="14pt" style:font-size-complex="14pt" fo:language="en" fo:country="US"/>
    </style:style>
    <style:style style:name="T14" style:parent-style-name="DefaultParagraphFont" style:family="text">
      <style:text-properties fo:font-size="14pt" style:font-size-asian="14pt" style:font-size-complex="14pt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18" style:parent-style-name="Hyperlink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23" style:parent-style-name="DefaultParagraphFont" style:family="text">
      <style:text-properties fo:background-color="#FFFFFF" fo:language="en" fo:country="US"/>
    </style:style>
    <style:style style:name="T24" style:parent-style-name="DefaultParagraphFont" style:family="text">
      <style:text-properties fo:background-color="#FFFFFF" fo:language="en" fo:country="US"/>
    </style:style>
    <style:style style:name="T2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2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DefaultParagraphFont" style:family="text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font-size="14pt" style:font-size-asian="14pt" style:font-size-complex="14pt" fo:language="en" fo:country="US"/>
    </style:style>
    <style:style style:name="P46" style:parent-style-name="Standard" style:family="paragraph">
      <style:text-properties fo:font-size="14pt" style:font-size-asian="14pt" style:font-size-complex="14pt" fo:language="en" fo:country="US"/>
    </style:style>
    <style:style style:name="T47" style:parent-style-name="DefaultParagraphFont" style:family="text">
      <style:text-properties fo:font-size="14pt" style:font-size-asian="14pt" style:font-size-complex="14pt"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/>
    <style:style style:name="T51" style:parent-style-name="DefaultParagraphFont" style:family="text">
      <style:text-properties fo:language="en" fo:country="US"/>
    </style:style>
    <style:style style:name="P52" style:parent-style-name="Standard" style:family="paragraph"/>
    <style:style style:name="T53" style:parent-style-name="DefaultParagraphFont" style:family="text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Normal" style:family="paragraph">
      <style:paragraph-properties fo:break-before="page"/>
      <style:text-properties fo:hyphenate="true"/>
    </style:style>
    <style:style style:name="T56" style:parent-style-name="DefaultParagraphFont" style:family="text">
      <style:text-properties fo:font-size="14pt" style:font-size-asian="14pt" style:font-size-complex="14pt" fo:language="en" fo:country="US"/>
    </style:style>
    <style:style style:name="T57" style:parent-style-name="DefaultParagraphFont" style:family="text">
      <style:text-properties fo:font-size="14pt" style:font-size-asian="14pt" style:font-size-complex="14pt" fo:language="en" fo:country="US"/>
    </style:style>
    <style:style style:name="T58" style:parent-style-name="DefaultParagraphFont" style:family="text">
      <style:text-properties fo:font-size="14pt" style:font-size-asian="14pt" style:font-size-complex="14pt" fo:language="en" fo:country="US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T60" style:parent-style-name="DefaultParagraphFont" style:family="text">
      <style:text-properties fo:font-size="10pt" style:font-size-asian="10pt" style:font-size-complex="10pt" fo:language="en" fo:country="US"/>
    </style:style>
    <style:style style:name="T61" style:parent-style-name="DefaultParagraphFont" style:family="text">
      <style:text-properties fo:font-size="10pt" style:font-size-asian="10pt" style:font-size-complex="10pt"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P63" style:parent-style-name="Standard" style:family="paragraph">
      <style:text-properties fo:font-size="10pt" style:font-size-asian="10pt" style:font-size-complex="10pt" fo:language="en" fo:country="US"/>
    </style:style>
    <style:style style:name="T64" style:parent-style-name="DefaultParagraphFont" style:family="text">
      <style:text-properties fo:font-size="14pt" style:font-size-asian="14pt" style:font-size-complex="14pt" fo:language="en" fo:country="US"/>
    </style:style>
    <style:style style:name="P65" style:parent-style-name="Standard" style:family="paragraph">
      <style:text-properties fo:font-size="10pt" style:font-size-asian="10pt" style:font-size-complex="10pt" fo:language="en" fo:country="US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fo:font-size="10pt" style:font-size-asian="10pt" style:font-size-complex="10pt" fo:language="en" fo:country="US"/>
    </style:style>
    <style:style style:name="P68" style:parent-style-name="Standard" style:family="paragraph">
      <style:paragraph-properties fo:text-align="justify"/>
      <style:text-properties fo:font-size="14pt" style:font-size-asian="14pt" style:font-size-complex="14pt" fo:language="en" fo:country="US"/>
    </style:style>
    <style:style style:name="P69" style:parent-style-name="Standard" style:family="paragraph">
      <style:paragraph-properties fo:text-align="justify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P71" style:parent-style-name="Standard" style:family="paragraph">
      <style:text-properties fo:font-size="10pt" style:font-size-asian="10pt" style:font-size-complex="10pt" fo:language="en" fo:country="US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P73" style:parent-style-name="Standard" style:family="paragraph">
      <style:text-properties fo:font-size="10pt" style:font-size-asian="10pt" style:font-size-complex="10pt" fo:language="en" fo:country="US"/>
    </style:style>
    <style:style style:name="P74" style:parent-style-name="Standard" style:family="paragraph">
      <style:text-properties fo:font-size="10pt" style:font-size-asian="10pt" style:font-size-complex="10pt" fo:language="en" fo:country="US"/>
    </style:style>
    <style:style style:name="P75" style:parent-style-name="Standard" style:family="paragraph">
      <style:text-properties fo:language="en" fo:country="US"/>
    </style:style>
    <style:style style:name="T76" style:parent-style-name="DefaultParagraphFont" style:family="text">
      <style:text-properties fo:font-size="14pt" style:font-size-asian="14pt" style:font-size-complex="14pt"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font-size="14pt" style:font-size-asian="14pt" style:font-size-complex="14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language="en" fo:country="US"/>
    </style:style>
    <style:style style:name="T84" style:parent-style-name="DefaultParagraphFont" style:family="text">
      <style:text-properties fo:font-weight="bold" style:font-weight-asian="bold" style:font-weight-complex="bold" fo:language="en" fo:country="US"/>
    </style:style>
    <style:style style:name="P85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1"><text:span text:style-name="T2">Developer's Guide</text:span></text:h>
      <text:p text:style-name="P3">Introduction</text:p>
      <text:p text:style-name="P4">General information</text:p>
      <text:p text:style-name="P5">Test suite and Bug fix/report</text:p>
      <text:p text:style-name="P6">Future features</text:p>
      <text:p text:style-name="P7">UML class diagram</text:p>
      <text:p text:style-name="P8">Class description</text:p>
      <text:p text:style-name="P9">Build/Release procedure</text:p>
      <text:p text:style-name="P10"/>
      <text:p text:style-name="Standard"><text:span text:style-name="T11">Introduction</text:span></text:p>
      <text:p text:style-name="P12">This document<text:s/>describes how the android application Sleep App was developed. It also contains information about the application, classes and recommended functions to implement.<text:s/></text:p>
      <text:p text:style-name="P13"/>
      <text:p text:style-name="Standard"><text:span text:style-name="T14">General information</text:span></text:p>
      <text:p text:style-name="Standard"><text:span text:style-name="T15">Its a open source project written in java using android sdk. The proje</text:span><text:span text:style-name="T16">ct files are available on github<text:s/></text:span><text:a xlink:href="" office:target-frame-name="_top" xlink:show="replace"><text:span text:style-name="T17">( <text:s/></text:span></text:a><text:a xlink:href="https://github.com/danwar/JohannesCO" office:target-frame-name="_top" xlink:show="replace"><text:span text:style-name="T18">https://github.com/danwar/JohannesCO</text:span></text:a><text:span text:style-name="T19"><text:s/>). <text:s text:c="2"/>The image files and txt files that represents the map are all located in the “docs” folder. For more informati</text:span><text:span text:style-name="T20">on se the java files comments.</text:span></text:p>
      <text:p text:style-name="Standard"><text:span text:style-name="T21">The application is under an Apache license, version 2.0</text:span><text:span text:style-name="T22">.</text:span></text:p>
      <text:p text:style-name="Standard"><text:span text:style-name="T23">For more information</text:span><text:a xlink:href="http://www.apache.org/licenses/LICENSE-2.0.html" office:target-frame-name="_top" xlink:show="replace"><text:span text:style-name="T24"><text:s/></text:span></text:a><text:a xlink:href="http://www.apache.org/licenses/LICENSE-2.0.html" office:target-frame-name="_top" xlink:show="replace"><text:span text:style-name="T25">http</text:span></text:a><text:a xlink:href="http://www.apache.org/licenses/LICENSE-2.0.html" office:target-frame-name="_top" xlink:show="replace"><text:span text:style-name="T26">://</text:span></text:a><text:a xlink:href="http://www.apache.org/licenses/LICENSE-2.0.html" office:target-frame-name="_top" xlink:show="replace"><text:span text:style-name="T27">www</text:span></text:a><text:a xlink:href="http://www.apache.org/licenses/LICENSE-2.0.html" office:target-frame-name="_top" xlink:show="replace"><text:span text:style-name="T28">.</text:span></text:a><text:a xlink:href="http://www.apache.org/licenses/LICENSE-2.0.html" office:target-frame-name="_top" xlink:show="replace"><text:span text:style-name="T29">apache</text:span></text:a><text:a xlink:href="http://www.apache.org/licenses/LICENSE-2.0.html" office:target-frame-name="_top" xlink:show="replace"><text:span text:style-name="T30">.</text:span></text:a><text:a xlink:href="http://www.apache.org/licenses/LICENSE-2.0.html" office:target-frame-name="_top" xlink:show="replace"><text:span text:style-name="T31">org</text:span></text:a><text:a xlink:href="http://www.apache.org/licenses/LICENSE-2.0.html" office:target-frame-name="_top" xlink:show="replace"><text:span text:style-name="T32">/</text:span></text:a><text:a xlink:href="http://www.apache.org/licenses/LICENSE-2.0.html" office:target-frame-name="_top" xlink:show="replace"><text:span text:style-name="T33">licenses</text:span></text:a><text:a xlink:href="http://www.apache.org/licenses/LICENSE-2.0.html" office:target-frame-name="_top" xlink:show="replace"><text:span text:style-name="T34">/</text:span></text:a><text:a xlink:href="http://www.apache.org/licenses/LICENSE-2.0.html" office:target-frame-name="_top" xlink:show="replace"><text:span text:style-name="T35">LICENSE</text:span></text:a><text:a xlink:href="http://www.apache.org/licenses/LICENSE-2.0.html" office:target-frame-name="_top" xlink:show="replace"><text:span text:style-name="T36">-2.0.</text:span></text:a><text:a xlink:href="http://www.apache.org/licenses/LICENSE-2.0.html" office:target-frame-name="_top" xlink:show="replace"><text:span text:style-name="T37">html</text:span></text:a></text:p>
      <text:p text:style-name="P38"/>
      <text:p text:style-name="P39"/>
      <text:p text:style-name="P40"/>
      <text:p text:style-name="Standard"><text:span text:style-name="T41">Test suite and Bug fix/report</text:span></text:p>
      <text:p text:style-name="P42">For test cases and test report see attached file.</text:p>
      <text:p text:style-name="P43">For bug report and fixes see<text:s/>BugReport.odt</text:p>
      <text:p text:style-name="P44"><text:tab/></text:p>
      <text:p text:style-name="P45"/>
      <text:p text:style-name="P46"/>
      <text:p text:style-name="Standard"><text:span text:style-name="T47">Future features</text:span></text:p>
      <text:p text:style-name="P48">Here is a list of features that we did not implement but would be nice if someone did.</text:p>
      <text:p text:style-name="P49"/>
      <text:list text:style-name="LFO3" text:continue-numbering="true">
        <text:list-item>
          <text:p text:style-name="P50"><text:span text:style-name="T51"><text:s/>…</text:span></text:p>
        </text:list-item>
        <text:list-item>
          <text:p text:style-name="P52"><text:span text:style-name="T53">…</text:span></text:p>
        </text:list-item>
      </text:list>
      <text:p text:style-name="P54"/>
      <text:p text:style-name="P55"/>
      <text:soft-page-break/>
      <text:p text:style-name="Standard"><text:span text:style-name="T56">UML class diagram</text:span></text:p>
      <text:p text:style-name="Standard"><text:span text:style-name="T57">Sleep App</text:span><text:span text:style-name="T58"><text:s/>PACKAGE</text:span></text:p>
      <text:p text:style-name="Standard"/>
      <text:p text:style-name="Standard"><text:span text:style-name="T59">Fig. 1.<text:s/></text:span><text:span text:style-name="T60">Sleep App</text:span><text:span text:style-name="T61"><text:s/>packa</text:span><text:span text:style-name="T62">ge class diagram.</text:span></text:p>
      <text:p text:style-name="P63"/>
      <text:p text:style-name="Standard"><text:span text:style-name="T64">MODEL PACKAGE</text:span></text:p>
      <text:p text:style-name="P65"/>
      <text:p text:style-name="P66"><text:span text:style-name="T67">Fig. 2. Model package class diagram 1.</text:span></text:p>
      <text:p text:style-name="P68"/>
      <text:p text:style-name="P69"/>
      <text:p text:style-name="Standard"><text:span text:style-name="T70">Fig. 3. Model package class diagram 2.</text:span></text:p>
      <text:p text:style-name="P71"/>
      <text:p text:style-name="Standard"><text:span text:style-name="T72">VIEW PACKAGE</text:span></text:p>
      <text:p text:style-name="Standard"/>
      <text:p text:style-name="P73">Fig. 4. View package class diagram.</text:p>
      <text:p text:style-name="P74"/>
      <text:p text:style-name="P75"/>
      <text:p text:style-name="Standard"><text:span text:style-name="T76">Class description</text:span></text:p>
      <text:p text:style-name="Standard"><text:span text:style-name="T77">A short description of some of the vital classes</text:span><text:span text:style-name="T78">.</text:span></text:p>
      <text:p text:style-name="P79"/>
      <text:p text:style-name="P80"/>
      <text:p text:style-name="P81"/>
      <text:p text:style-name="Standard"><text:span text:style-name="T82">Build/Release procedure</text:span></text:p>
      <text:p text:style-name="P83"/>
      <text:p text:style-name="Standard"><text:span text:style-name="T84">See build-release.odt</text:span></text:p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ist1Level0" style:display-name="List1Level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1" style:display-name="List1Leve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2" style:display-name="List1Leve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3" style:display-name="List1Leve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4" style:display-name="List1Leve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5" style:display-name="List1Leve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6" style:display-name="List1Leve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7" style:display-name="List1Leve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ist1Level8" style:display-name="List1Leve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5-09T13:23:00Z</meta:creation-date>
    <dc:date>2012-05-09T13:38:00Z</dc:date>
    <meta:template xlink:href="Normal" xlink:type="simple"/>
    <meta:editing-cycles>5</meta:editing-cycles>
    <meta:editing-duration>PT780S</meta:editing-duration>
    <meta:document-statistic meta:page-count="2" meta:paragraph-count="4" meta:word-count="373" meta:character-count="2347" meta:row-count="16" meta:non-whitespace-character-count="1978"/>
  </office:meta>
</office:document-meta>
</file>